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0B000002578212DEC4.png"/>
  <manifest:file-entry manifest:media-type="image/png" manifest:full-path="Pictures/10000000000001C20000012C7FD0A019.png"/>
  <manifest:file-entry manifest:media-type="image/png" manifest:full-path="Pictures/10000000000000DC000000EDF02C2266.png"/>
  <manifest:file-entry manifest:media-type="image/png" manifest:full-path="Pictures/1000000000000103000000C2B1D65677.png"/>
  <manifest:file-entry manifest:media-type="image/png" manifest:full-path="Pictures/10000000000003C0000001F482AE2A88.png"/>
  <manifest:file-entry manifest:media-type="image/png" manifest:full-path="Pictures/10000000000000DC000000A55275C398.png"/>
  <manifest:file-entry manifest:media-type="image/png" manifest:full-path="Pictures/10000000000000BC0000010CB46E7A08.png"/>
  <manifest:file-entry manifest:media-type="image/png" manifest:full-path="Pictures/10000000000003CF00000510C2C0ABC1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256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r3" style:family="presentation" style:parent-style-name="Standard-outline1">
      <style:graphic-properties draw:auto-grow-height="true" fo:min-height="13.86cm"/>
    </style:style>
    <style:style style:name="pr4" style:family="presentation" style:parent-style-name="Standard-notes">
      <style:graphic-properties draw:fill-color="#ffffff" fo:min-height="13.114cm"/>
    </style:style>
    <style:style style:name="P1" style:family="paragraph">
      <style:text-properties fo:font-family="Arial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family="Arial" style:font-family-generic="swiss" style:font-pitch="variable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Kristendommen i verden</text:span></text:p>
          </draw:text-box>
        </draw:frame>
        <draw:frame draw:style-name="gr1" draw:text-style-name="P2" draw:layer="layout" svg:width="12.815cm" svg:height="6.674cm" svg:x="0.685cm" svg:y="3.326cm">
          <draw:image xlink:href="Pictures/10000000000003C0000001F482AE2A88.png" xlink:type="simple" xlink:show="embed" xlink:actuate="onLoad">
            <text:p/>
          </draw:image>
        </draw:frame>
        <draw:frame draw:style-name="gr1" draw:text-style-name="P2" draw:layer="layout" svg:width="7.82cm" svg:height="5.865cm" svg:x="17.68cm" svg:y="4cm">
          <draw:image xlink:href="Pictures/10000000000000DC000000A55275C398.png" xlink:type="simple" xlink:show="embed" xlink:actuate="onLoad">
            <text:p/>
          </draw:image>
        </draw:frame>
        <draw:frame draw:style-name="gr1" draw:text-style-name="P2" draw:layer="layout" svg:width="8.852cm" svg:height="6.63cm" svg:x="17.648cm" svg:y="13.5cm">
          <draw:image xlink:href="Pictures/1000000000000103000000C2B1D65677.png" xlink:type="simple" xlink:show="embed" xlink:actuate="onLoad">
            <text:p/>
          </draw:image>
        </draw:frame>
        <draw:frame draw:style-name="gr1" draw:text-style-name="P2" draw:layer="layout" svg:width="11cm" svg:height="8.458cm" svg:x="0.5cm" svg:y="12.042cm">
          <draw:image xlink:href="Pictures/100000000000030B000002578212DEC4.png" xlink:type="simple" xlink:show="embed" xlink:actuate="onLoad">
            <text:p/>
          </draw:image>
        </draw:frame>
        <draw:frame draw:style-name="gr1" draw:text-style-name="P2" draw:layer="layout" svg:width="7.795cm" svg:height="10.362cm" svg:x="10.5cm" svg:y="6.5cm">
          <draw:image xlink:href="Pictures/10000000000003CF00000510C2C0AB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6">
        <office:forms form:automatic-focus="false" form:apply-design-mode="false"/>
        <draw:frame presentation:style-name="pr3" draw:layer="layout" svg:width="12.296cm" svg:height="13.86cm" svg:x="1.4cm" svg:y="4.914cm" presentation:class="outline">
          <draw:text-box>
            <text:list text:style-name="L2">
              <text:list-item>
                <text:p>2,1 milliarder</text:p>
              </text:list-item>
              <text:list-item>
                <text:p>1500 tallet</text:p>
                <text:p/>
              </text:list-item>
              <text:list-item>
                <text:p>Halvparten</text:p>
              </text:list-item>
              <text:list-item>
                <text:p>350 millioner</text:p>
              </text:list-item>
              <text:list-item>
                <text:p>250 millioner</text:p>
              </text:list-item>
            </text:list>
          </draw:text-box>
        </draw:frame>
        <draw:frame draw:style-name="gr1" draw:text-style-name="P2" draw:layer="layout" svg:width="11cm" svg:height="7.334cm" svg:x="12.5cm" svg:y="3.166cm">
          <draw:image xlink:href="Pictures/10000000000001C20000012C7FD0A019.png" xlink:type="simple" xlink:show="embed" xlink:actuate="onLoad">
            <text:p/>
          </draw:image>
        </draw:frame>
        <draw:frame draw:style-name="gr1" draw:text-style-name="P2" draw:layer="layout" svg:width="5.5cm" svg:height="7.842cm" svg:x="21.5cm" svg:y="7.5cm">
          <draw:image xlink:href="Pictures/10000000000000BC0000010CB46E7A08.png" xlink:type="simple" xlink:show="embed" xlink:actuate="onLoad">
            <text:p/>
          </draw:image>
        </draw:frame>
        <draw:frame draw:style-name="gr1" draw:text-style-name="P2" draw:layer="layout" svg:width="7.32cm" svg:height="7.886cm" svg:x="14.5cm" svg:y="10cm">
          <draw:image xlink:href="Pictures/10000000000000DC000000EDF02C226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14T09:29:57.18</meta:creation-date>
    <meta:editing-duration>PT30M25S</meta:editing-duration>
    <meta:editing-cycles>3</meta:editing-cycles>
    <dc:date>2013-05-26T10:30:02.77</dc:date>
    <meta:generator>OpenOffice.org/3.4.1$Win32 OpenOffice.org_project/341m1$Build-9593</meta:generator>
    <meta:document-statistic meta:object-count="35"/>
  </office:meta>
</office:document-meta>
</file>